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text-position="sub 58%" style:text-underline-style="none"/>
    </style:style>
    <style:style style:name="T9" style:family="text">
      <style:text-properties style:text-line-through-style="none" style:text-position="sub 58%" style:font-name="Times New Roman1" style:text-underline-style="none"/>
    </style:style>
    <style:style style:name="T10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12FF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Mazzini, Giuseppe, 1805-1872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</text:p>
      <text:p text:style-name="P5">(Public) Discourse<text:tab/><text:tab/><text:tab/><text:tab/>Y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6</text:p>
      <text:p text:style-name="P5">Number of Sheets<text:tab/><text:tab/><text:tab/><text:tab/>9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oseph Mazzini, Sir James Graham, Thomas Duncombe</text:p>
      <text:p text:style-name="P5">Additional Places mentioned: Austria, Genoa, Switzerland, France</text:p>
      <text:p text:style-name="P5">Additional Dates mentioned: 1844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"A patriot"/</text:p>
      <text:p text:style-name="P2">A lecture delivered before the/</text:p>
      <text:p text:style-name="P2">Young men's Hebrew Association of Phila./</text:p>
      <text:p text:style-name="P2"/>
      <text:p text:style-name="P3">[Page 1]</text:p>
      <text:p text:style-name="P3">Ladies and Gentlemen! <text:s/>Among all the lessons of the late/ itenerant[sic!] evangelist,--as reflected in the daily papers, one/ may be set to his credit as sensible and much to the purpose./ <text:s/>He said in our city, while on a conversion tour, that no/ lecture should occupy more than forty minutes. <text:s/>But the/ ambitious gospel-gossip spoiled the text by its comment./ <text:s/>He added that the audience must leave the meeting-house/ hungry, hungry, of course, for <text:span text:style-name="T2">my</text:span><text:span text:style-name="T5"> more preaching./ <text:s/>Now, I quite agree with him in the premises, but I differ/ widely in the conclusion. <text:s/>I say: a lecture should not/ exceed forty minutes in its delivery, </text:span><text:span text:style-name="T2">let</text:span><text:span text:style-name="T5"> lest it nauseate/ a squeamish people, impairing their appetite for more/ relishing food. <text:s/>Guided by that idea, I will economise/ time, and you shall not, I promise, be prevented from/ enjoying with zest, what has been laid in store for your/ real entertainment this evening. <text:s/>For, I acknowledge at/ once, that notwithstanding my earnest wish to find what/ might combine amusement with instruction, every effort/ of mine in that direction, proved a complete failure./ <text:s/>But since I have been asked to stand before so large and/</text:span></text:p>
      <text:p text:style-name="P3"><text:span text:style-name="T5"/></text:p>
      <text:p text:style-name="P3"><text:span text:style-name="T5">[Page 2]</text:span></text:p>
      <text:p text:style-name="P3"><text:span text:style-name="T5">intelligent an </text:span><text:span text:style-name="T2">audie</text:span><text:span text:style-name="T5"> assembly, I beg in turn that/ I may be allowed the company of a person I have long/ </text:span><text:soft-page-break/><text:span text:style-name="T5">and dearly loved. <text:s/>I would much like to introduce him/ to your acquaintance. <text:s/>Ah! <text:s/>I see, your curiosity has/ been excited. <text:s/>"Who can that be?" <text:s/>"Some old Rabbi,/ to be sure" answer my knowing hearers yonder, to one ano-/-ther. <text:s/>No: he was not a Rabbi, in the acceptation/ of the word. <text:s/>He was not even a Hebrew. <text:s/>But according/ to my ideal of a being in whose veins runs the blood/ of the great believer from Ur of the Chaldeans, and according/ to the model I have formed of one commissioned to teach/ Truth, my fondly cherished friend bore the highest type/ of a Hebrew, the deepest impress of a Rabbi. <text:s/>Aye: a/ Melchizedek was he, ministering at the altar of the/ Most High God. <text:s/>Born at a gloomy period of/ his country's history, when to be suspect of liberal/ thoughts,--of such thoughts, as you, Americans, have/ been privileged for a century fearlessly to utter--, was to/ be shut out of the world, and be left to pine away within/ four impenetrable walls, my friend dared not alone to/ think, but to act manfully, unflinchingly. <text:s/>He saw/ his native land bound in chains, whose every link had/</text:span></text:p>
      <text:p text:style-name="P3"><text:span text:style-name="T5"/></text:p>
      <text:p text:style-name="P3"><text:span text:style-name="T5">[Page 3]</text:span></text:p>
      <text:p text:style-name="P3"><text:span text:style-name="T5">been twice clinched. <text:s/>Austria had forged the shackles,/ the Bourbons on one side, and the Popes on the other struck/ the heaviest blows to fasten them terribly tight. <text:s/>He/ saw his land drag those enslaving </text:span><text:span text:style-name="T2">ch</text:span><text:span text:style-name="T5"> fetters, and still/ he made to revel in Carnivals, that the noise of riotous/ feasting, might drown the sound of weeping. <text:s/>But/ a youth had heard that cry of misery. <text:s/>And drawn within/ the weep of a temple dedicated to God, even his own pure/ heart, vowed to sacrifice the joys of home, the endear-/-ments of a widowed mother, the chaste love of woman,/ the bright prospects which his surpassing genius opened,/ he vowed to bless suffering, and welcome poverty, that/ the work of redemption he had determined to undertake/ might never slack. <text:s/>How faithfully he labored, Italy/ </text:span><text:span text:style-name="T2">re</text:span><text:span text:style-name="T5">united from the foot of the Alps to the Adriatic Sea,/ proclaims to an astonished world. <text:s/>For, if the right/ hand of Cavour shook off the dust of ages, under/ which the classic peninsula had lain burned, and/ brought her forth arrayed in holiday garments, if Gari-/-baldi girded her loins with a newly sharpened sword,/</text:span></text:p>
      <text:p text:style-name="P3"><text:span text:style-name="T5"/></text:p>
      <text:p text:style-name="P3"><text:span text:style-name="T5">[Page 4]</text:span></text:p>
      <text:p text:style-name="P3"><text:span text:style-name="T5">Joseph Mazzini kept her alive, when all thought/ her dead, dead beyond resurrection. <text:s/>He kept her/ alive by infusing into her </text:span><text:span text:style-name="T2">inl</text:span><text:span text:style-name="T5"> veins his own precious/ blood, he kept her warm with the blazing fire of his/ heavenly soul, and </text:span><text:span text:style-name="T2">[?]</text:span><text:span text:style-name="T5"> like an angel of promise, he/ whispered words of comfort and of hope./</text:span></text:p>
      <text:p text:style-name="P3"><text:span text:style-name="T5">Ladies and Gentlemen. <text:s/>Joseph Mazzini is the dear/ friend I have brought with me, and whom I desire to/ introduce to your acquaintance. <text:s/>Could some allusions,/ necessarily slight and desultory to his character and services,/ inspire my audience, partly at least, with the sentiments/ which the mere mention of his name awakens in my/ breast, I would feel as if that chief of the greatest/ and the best among Italian patriots, stood now by me,/ and with a saintly smile evinced gratification./ <text:s/>For, he labored to be eternized in the memory of the freedom-/loving; he labored for all mankind, in whom he recognized/ brethren, members of a vast family, created to attest/ the glory of the One Universal Father./</text:span></text:p>
      <text:p text:style-name="P3"><text:span text:style-name="T5">Those among my hearers, conversant with the political/ events which followed one another on the continent of/ Europe since 1830, and notably since the mighty/</text:span></text:p>
      <text:p text:style-name="P3"><text:span text:style-name="T5"/></text:p>
      <text:p text:style-name="P3"><text:span text:style-name="T5">[Page 5]</text:span></text:p>
      <text:p text:style-name="P3"><text:span text:style-name="T5">upheaval of the never to be forgotten 1848, may have/ learnt to look upon Mazzini as on a restless conspirator;/ as a visionary unscrupulous of the means to which he/ resorted, in order to set up a utopean[sic!] Republic. <text:s/>There/ never was a judgment more faulty than this bred and/ fostered by the corrupt emissaries of corruptive govern-/-ment. <text:s/>That many a noble youth kindled with enthu-/-siasm by the teachings of the Apostle of truth, bent to re-/-ceive the death-shot as light-heartedly as a fond child/ runs to his mother's arms, I do not deny. <text:s/>That what he/ spoke and wrote set Italy on a political volcano,/ </text:span><text:span text:style-name="T2">which threatened</text:span><text:span text:style-name="T5"> streaming forth lava, which threatened/ to consume royalty, I will not gainsay. <text:s/>But Mazzini/ never descended from the high pedestal on which Nature/ had placed him. <text:s/></text:span><text:soft-page-break/><text:span text:style-name="T5">Never did he point to the dagger,/ even to rid his country of the brutal Hynaus, the women's/ floggers, and the children's butchers. <text:s/>Revolution--a word/ which you whose badge is independence thoroughly un-/-derstand, revolution he preached and not assassination./ <text:s/>From Genoa, the city which sent her Columbus to search/</text:span></text:p>
      <text:p text:style-name="P3"><text:span text:style-name="T5"/></text:p>
      <text:p text:style-name="P3"><text:span text:style-name="T5">[Page 6]</text:span></text:p>
      <text:p text:style-name="P3"><text:span text:style-name="T5">out for you a country, those stirring words issued/ forth. <text:s/>In Genoa--his native place--Mazzini struck/ the first spark of the refulgent light, which will/ ultimately illumine the political horizon of the whole/ world: The light of righteousness../</text:span></text:p>
      <text:p text:style-name="P3"><text:span text:style-name="T5">The bold young man who ventured to call upon a people/ to become emancipated from the rules of the Vatican,/ and its soul-crushing superstitions, to throw off the yoke/ of absolutism, which burdened them with overwhelming/ ignorance; a young man so dangerous to the thrones/ propped up by a blind belief in the infallibility of/ Papacy, and by a cowardly submission to foreign usur-/-pation, could not long walk at large in the Italy/ of forty years ago. <text:s/>He was cast into a felon's cell./ <text:s/>At the end of six months, the kind? home government/ considering his offence to have emanated </text:span><text:span text:style-name="T6">perhaps</text:span><text:span text:style-name="T7"> from/ juvenile thoughtlessness, consented with </text:span><text:span text:style-name="T6">usual clemency</text:span><text:span text:style-name="T7">/ to escort the </text:span><text:span text:style-name="T6">giddy-headed patriot</text:span><text:span text:style-name="T7"> beyond the boundaries/ of the land of his birth, and bid him </text:span><text:span text:style-name="T3">ev</text:span><text:span text:style-name="T7"> never to set his/ foot upon </text:span><text:span text:style-name="T6">that</text:span><text:span text:style-name="T7"> soil again./</text:span></text:p>
      <text:p text:style-name="P3"><text:span text:style-name="T7">In </text:span><text:span text:style-name="T3">Marseilles</text:span><text:span text:style-name="T7"> France began the apostolate of Mazzim. <text:s/>A flood/ of iniquities flowing form the Church of Rome, had under-/mined/</text:span></text:p>
      <text:p text:style-name="P3"><text:span text:style-name="T7"/></text:p>
      <text:p text:style-name="P3"><text:span text:style-name="T7">[Page 7]</text:span></text:p>
      <text:p text:style-name="P3"><text:span text:style-name="T7">people's belief in a wakeful God, and in the final/ triumph of truth. <text:s/>A new generation had arisen in/ Italy and elsewhere, who confounded the sacred name/ of religion with Papal bulls. <text:s/>From the height of his/ genius, Mazzini saw that multitude entangled in/ the mazes of Atheism. <text:s/>He called to them, and showing/ the banner he had unfurled, cried "Lay hold thereon, ye/ heirs of immortality; beneath this standard alone you/ shall be led to safety." <text:s/>"God and the people" was the/ motto the great patriot had chosen. <text:s/>A re-echo, my/ respected hearers, a re-echo of the loving words of your/ Washington when at the close of an irreproachable and/ glorious public career; he commended the interests of the Re-/-public to the Omnipotent and to the virtues not ex-/-clusively of a Cabinet or a Hall of Legislators, but to/ the virtues of those who form the sinewy strength of the/ country, to the virtues of the </text:span><text:span text:style-name="T6">people</text:span><text:span text:style-name="T7"> of the United States,/ whom he had redeemed by his sword and by his wisdom./ <text:s/>"God and the people" was the motto inscribed on the/ banner which the unsullied hands of Mazzini had unfolded,/</text:span></text:p>
      <text:p text:style-name="P3"><text:span text:style-name="T7"/></text:p>
      <text:p text:style-name="P3"><text:span text:style-name="T7">[Page 8]</text:span></text:p>
      <text:p text:style-name="P3"><text:span text:style-name="T7">and it became the watchword of a society which,/ under the name of "Young Italy" spread throughout the/ European continent./</text:span></text:p>
      <text:p text:style-name="P3"><text:span text:style-name="T7">From a hidden chamber at Marseilles, letters and jour-/-nals and pamphlets proceeded and travelled[sic!] fast. <text:s/>The/ mighty engines, were they, of a revolution which is pro-/-gressing, but which is yet far from its completion./ <text:s/>For, let it be known, Ladies and Gentlemen, that the illus-/-trious exile aimed at the social amelioration of his country/ and of the whole human race, through a political reform./ <text:s/>While French theorists dreamed of a Democracy resting/ upon a community of property, the Italian apostle/ labored for a Republic founded on the principles of/ duty to one another and of accountability to God. <text:s/>He/ labored to dignify handicraft, to raise up the masses/ to the height of their manhood, to lower aristocracies from/ their presuming attitude; he labored to train man for self-/government. <text:s/>These sentiments, however, did not quite/ agree with the notions of a Ruler, whose shrewd policy/ was directed to secure for his sons and daughters fat berths/ by matrimonial alliances with foreign potentates./ <text:s/>"Louis Phillipe, King of the Trench," for, France herself,/</text:span></text:p>
      <text:p text:style-name="P3"><text:span text:style-name="T7"/></text:p>
      <text:p text:style-name="P3"><text:span text:style-name="T7">[Page 9]</text:span></text:p>
      <text:p text:style-name="P3"><text:soft-page-break/><text:span text:style-name="T7">forsooth, acknowledge no master,--though she did not/ disdain afterwards[sic!] being lorded over by an adventurer, who/ set up his empire upon the corpses of the noblest and/ bravest of her children--. <text:s/>Louis Phillipe the </text:span><text:span text:style-name="T6">veracious</text:span><text:span text:style-name="T7"> king,/ who offered suffering Italy his sympathy as willingly as he/ gave dismembered Poland the yearly promised assist-/-ance, let his hounds hung for Mazzinis hidden cham-/-ber, and forced him to flee away. <text:s/>In the mountains/ of Switzerland, the patriot meditated and planned the/ liberation of his country. <text:s/>From a solitary spot, he,/ like a prophet of old, launched denunciations against ty-/-rants, and sent hopeful tidings to the despairing, and/ godly teachings to the world. <text:s/>But the remonstrances of/ Prince Mettermech,--the Austrian factotum--made the/ Helvetic confederacy weak </text:span><text:span text:style-name="T3">kned</text:span><text:span text:style-name="T7"> kneed. <text:s/>With a sense/ of humiliation I relate it to you, O representatives of/ national freedom! <text:s/>She who had often outraged Liberty by/ permitting her soldiers to support the tottering power of/ </text:span><text:span text:style-name="T3">the</text:span><text:span text:style-name="T7"> Roman Pontiffs, of those who robbed mothers of their/ infants, and sent their sons to the gibbet; Switzerland/</text:span></text:p>
      <text:p text:style-name="P3"><text:span text:style-name="T7"/></text:p>
      <text:p text:style-name="P3"><text:span text:style-name="T7">[Page 10]</text:span></text:p>
      <text:p text:style-name="P3"><text:span text:style-name="T7">added to her share by imperatively demanding/ of Mazzini to leave for other parts./</text:span></text:p>
      <text:p text:style-name="P3"><text:span text:style-name="T7">But there is an island beyond the ocean, where the/ threats of petty despots meet with the same contempt,/ as their cunning flatteries excite the derision of her/ inhabitants. <text:s/>It is your mother-country O Americans!/ <text:s/>At her breast you imbibed the knowledge of those enlightened/ laws which have rendered you an </text:span><text:span text:style-name="T3">great</text:span><text:span text:style-name="T7"> enlightened and generous/ people. <text:s/>Great Britain offered an asylum of which/ none dared deprive the honored exile. <text:s/>And when in 1844/ Sir James Graham debased his character and the name/ he bore by becoming the secret spy of the mis-ruler of Naples,/ a burst of indignation went forth from every high-minded/ Englishman. <text:s/>The post office at the Metropolis had/ been defiled. <text:s/>Mazzini's private correspondence had/ been opened and read, and an iniquitous, a hated govern-/-ment had been apprized of its contents. <text:s/>Through/ that disclosure a band of youthful patriots, burning/ with love for their country, on reaching Calabrea met/ the jailors ready with the manacles, and the executioners/ prepared to slaughter. <text:s/>But the Italian patriot/ lay his grievances at the bar of a public tribunal,/</text:span></text:p>
      <text:p text:style-name="P3"><text:span text:style-name="T7"/></text:p>
      <text:p text:style-name="P3"><text:span text:style-name="T7">[Page 11]</text:span></text:p>
      <text:p text:style-name="P3"><text:span text:style-name="T7">in a work which revealed all the bleeding wounds of/ his unhappy country. <text:s/>The people's verdict was an/ unmeasured condemnation of the ignoble act of one who/ prided himself on his noble extraction. <text:s/>The people/ whose hearts always throb with sympathetic emotions,/ the people were instinctively drawn to the victim of/ wrong, and they learnt to respect the cause of which/ he was the leading spirit. <text:s/></text:span><text:span text:style-name="T3">A tr</text:span><text:span text:style-name="T7"> Thomas Duncombe--/a true nobleman--made Parliament stand abashed./ <text:s/>The great commoner Richard Cobden raised his manly/ voice. <text:s/>The literary star Douglass Jerrold, figured/ among that constellation of the wise-hearted who deter-/-mined to resuscitate Italy. <text:s/></text:span><text:span text:style-name="T3">And</text:span><text:span text:style-name="T7"> The National Loan/ </text:span><text:span text:style-name="T3">to</text:span><text:span text:style-name="T7"> which Mazzinis </text:span><text:span text:style-name="T3">fervor</text:span><text:span text:style-name="T7"> patriotism set on foot, secured by his fervor the subscriptions of/ Englishmen, &amp; </text:span><text:span text:style-name="T3">was</text:span><text:span text:style-name="T7"> became the first breathing into a new life/ of the country mouldering in the grave of oblivion./ <text:s/>Louis Napoleon saw the dawning of its resurrection/ and trembled. <text:s/>The Nemesis, avenging </text:span><text:span text:style-name="T3">the</text:span><text:span text:style-name="T7"> Liberty, to/ which he had often sworn fidelity, but which he/ often fully betrayed, was rising with </text:span><text:span text:style-name="T3">her</text:span><text:span text:style-name="T7"> all furies,/</text:span></text:p>
      <text:p text:style-name="P3"><text:span text:style-name="T7"/></text:p>
      <text:p text:style-name="P3"><text:span text:style-name="T7">[Page 12]</text:span></text:p>
      <text:p text:style-name="P3"><text:span text:style-name="T7"><text:tab/>Rome had declared itself a Republic, and/ under the triumvirate of Mazzini, Saffi and Armellini,/ but mainly through the statesmanship of the first-named/ great patriot, fought bravely for an existence </text:span><text:span text:style-name="T3">well</text:span><text:span text:style-name="T7">/ which the then President of the French Republic </text:span><text:span text:style-name="T3">threw</text:span><text:span text:style-name="T7">/ throttled and strangled almost at its birth. <text:s/>But/ the day of </text:span><text:span text:style-name="T3">rebrut</text:span><text:span text:style-name="T7"> retribution soon arrived. <text:s/>Orsini's plot/ and his infernal machine shook the nephew who/ had mounted the throne upon the collossal[sic!] shoulders/ of his heroic </text:span><text:span text:style-name="T3">[?]</text:span><text:span text:style-name="T7"> uncle. <text:s/>He was morally compelled to/ descend to the plains of </text:span><text:span text:style-name="T3">Mag</text:span><text:span text:style-name="T7"> Magenta and Solferino and/ </text:span><text:span text:style-name="T3">to</text:span><text:span text:style-name="T7"> aid in the emancipation of Italy. <text:s/>His sudden/ halt at Villafranca, to prevent the entire liberation/ of the peninsula from the Alps to the Adriatic, as he/ had solemnly promised, did not check Garibaldi's on-/-ward march. <text:s/></text:span><text:soft-page-break/><text:span text:style-name="T7">And that which </text:span><text:span text:style-name="T3">was</text:span><text:span text:style-name="T7"> had been left purposely/ unfinished by the Emperor of France, was accom-/-plished by the help of gigantic Prussia. <text:s/>She forged/ the thunder-bolts that struck the gates of Papal Rome,/ and opened the way for the people of the Quirinal./ <text:s/>She lay </text:span><text:span text:style-name="T3">hel prl</text:span><text:span text:style-name="T7"> prostate at Sedan, the first born child/ of the Church, the defender of the Vatican./</text:span></text:p>
      <text:p text:style-name="P3"><text:span text:style-name="T7"/></text:p>
      <text:p text:style-name="P3"><text:span text:style-name="T7">[Page 13]</text:span></text:p>
      <text:p text:style-name="P3"><text:span text:style-name="T7">She </text:span><text:span text:style-name="T3">bet</text:span><text:span text:style-name="T7"> butted the Pope's bulls with the bullets of her/ Bismark./</text:span></text:p>
      <text:p text:style-name="P3"><text:span text:style-name="T7">Upon the day that Italy, assisted by Teutonic valor,/ took her seat among the family of nations, Mazzini/ could have </text:span><text:span text:style-name="T3">have</text:span><text:span text:style-name="T7"> exchanged exile for a prime-ministry,/ poverty for luxurious ease. <text:s/>But his mission was not/ yet fulfilled. <text:s/>The eye of his genius had rested on a/ Republican Italy; and for the </text:span><text:span text:style-name="T3">rel</text:span><text:span text:style-name="T7"> realization of that/ golden vision he had hopefully waited forty years, now/ with a pen in hand, which seemed dipped in inspi-/-ration, anon with the unsheathed sword of patriotism./ <text:s/>Unwearied in his apostolate, the refugee often left/ his humble setting room at the west end of London, where/ it was my fortune to press his hand--and travelled[sic!] in/ disguise throughout the continent. <text:s/>Discovered while/ planning the downfall of royalty, imprisoned and/ condemned to the block, Providence stood by </text:span><text:span text:style-name="T3">him</text:span><text:span text:style-name="T7"> the just man and/ held him fast. <text:s/>His priest passed through </text:span><text:span text:style-name="T3">surging</text:span><text:span text:style-name="T7"> tempestuous/ </text:span><text:span text:style-name="T3">waters</text:span><text:span text:style-name="T7"> seas, but he was not submerged, the fiery ordeal/ he underwent, did not singe a hair of his head./</text:span></text:p>
      <text:p text:style-name="P3"><text:span text:style-name="T7"/></text:p>
      <text:p text:style-name="P3"><text:span text:style-name="T7">[Page 14]</text:span></text:p>
      <text:p text:style-name="P3"><text:span text:style-name="T7"><text:tab/>The Lord of hosts led him on to security. <text:s/>And if the/ Ruler of human events, would permit the righteous/ man who had sewn </text:span><text:span text:style-name="T3">righteousness</text:span><text:span text:style-name="T7"> truth to view some of/ the fruits of his planting only from the top of a Pisgah./ <text:s/>If the great Master, whose teachings preeminently effected/ the unity of his country, lived in exile, because he/ could not swear allegiance to mortal kings, the/ Monarch of the Universe, whom alone he acknowledged,/ destined him to die under the sky of his beloved Italy./ <text:s/>A Jewish family fondly attached to the illustrious/ patriot, lent him their name and </text:span><text:span text:style-name="T3">[?]</text:span><text:span text:style-name="T7"> their home at/ Pisa, when an acute disease imperatively demanded/ the genial air of that city. <text:s/>In the arms of Hebrews,/ whose child-like affection had solaced the heart sorely/ tried in the land of the stranger, Joseph Mazzin expired./ <text:s/>And now a grateful people, who would not suffer/ even what is perishable to consume in the grave, have/ placed his petrified</text:span><text:span text:style-name="T9">+</text:span><text:span text:style-name="T10"> body in the Capitol at Rome, that/ all may look on a priest of the Most High, on a Mel-/-chizedek crowned with the laurels of martyrdom./</text:span></text:p>
      <text:p text:style-name="P3"><text:span text:style-name="T10"/></text:p>
      <text:p text:style-name="P3"><text:span text:style-name="T10"><text:tab/>+ Prepared by a scientific process, according to/ the direction of the celebrated professor Paul Gorini./</text:span></text:p>
      <text:p text:style-name="P3"><text:span text:style-name="T10"/></text:p>
      <text:p text:style-name="P3"><text:span text:style-name="T10">[Page 15]</text:span></text:p>
      <text:p text:style-name="P3"><text:span text:style-name="T10">+ Sleep martyred patriot, sleep/ Italia long shall keep/ Most sweet remembrance of thy gentle worth/ Thy virtue full of power/ Shall blossom like a flower/ And shed a living fragrance oe'r the earth./</text:span></text:p>
      <text:p text:style-name="P3"><text:span text:style-name="T10"/></text:p>
      <text:p text:style-name="P3"><text:span text:style-name="T10">Members of the Young men's Hebrew Association!/ <text:s/>Pardon the somberness of the subject and the detention./ <text:s/>But before your minds are carried upon the wings/ of pleasure to lighter regions, will you not allow/ one who loves you as co-heirs of glorious truths, and/ who loves your Republic as the cradle of liberty to/ say that each of you also, has, like Mazzini, a/ grand mission to perform? <text:s/>Thanks to Providence/ who gave for your inheritance a law which/ exalts, and a constitution which dignifies your/ manhood, you need not suffer martyrdom to fulfil[sic!]/</text:span></text:p>
      <text:p text:style-name="P3"><text:span text:style-name="T10"/></text:p>
      <text:p text:style-name="P3"><text:span text:style-name="T10">+ These lines are not altogether original, but adapted from a/ poem on the death of the lamented Abraham Lincoln./</text:span></text:p>
      <text:p text:style-name="P3"><text:span text:style-name="T10"/></text:p>
      <text:p text:style-name="P3"><text:span text:style-name="T10">[Page 16]</text:span></text:p>
      <text:p text:style-name="P3"><text:soft-page-break/><text:span text:style-name="T10">that mission. <text:s/>But you must watch,/ unremittingly watch that your heritage be not/ laid waste. <text:s/>You must watch that the name of/ Hebrew, and of free men of which you justly/ boast be not dishonored. <text:s/>The dangers of ease/ and absolute liberty are not less fatal than those/ to which we are exposed by straitness of circumstances/ and </text:span><text:span text:style-name="T4">persecution</text:span><text:span text:style-name="T10"> proscription. <text:s/>It is well therefore/ that institutions </text:span><text:span text:style-name="T4">as</text:span><text:span text:style-name="T10"> of this character exist in our midst.</text:span><text:span text:style-name="T8">x</text:span><text:span text:style-name="T10">/ <text:s/>Their refining influence must be reflected in the/ high-toned deportment of my coreligionists, in their/ commercial as well as in their domestic relations/ <text:s/>They must palpably show that real progress is/ inseparable from self-government, and while/ challenging the applause of the thinking and/ of the wise, American Israel will have coope-/-rated in promoting the great and </text:span><text:span text:style-name="T4">to</text:span><text:span text:style-name="T10"> which the/ nations of the earth must finally reach, namely/ a Union of States of all peoples, </text:span><text:span text:style-name="T4">by</text:span><text:span text:style-name="T10"> created by/ the fraternal assistance of all for the welfare/ of all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7T13:08:46.14</meta:creation-date>
    <meta:document-statistic meta:table-count="0" meta:image-count="0" meta:object-count="0" meta:page-count="7" meta:paragraph-count="106" meta:word-count="3205" meta:character-count="19574"/>
    <dc:date>2013-01-17T15:00:53.67</dc:date>
    <meta:editing-duration>PT8M44S</meta:editing-duration>
    <meta:editing-cycles>1</meta:editing-cycles>
    <meta:generator>OpenOffice.org/3.4.1$Win32 OpenOffice.org_project/341m1$Build-9593</meta:generator>
  </office:meta>
</office:document-meta>
</file>